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40000000F06BA530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Helvetica" svg:font-family="Helvetica"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50%"/>
      <style:text-properties fo:color="#000000" style:font-name="Arial"/>
    </style:style>
    <style:style style:name="P8" style:family="paragraph" style:parent-style-name="Standard">
      <style:paragraph-properties fo:margin-top="0cm" fo:margin-bottom="0cm" fo:line-height="150%" fo:text-align="center" style:justify-single-word="false"/>
      <style:text-properties fo:color="#000000" style:font-name="Arial"/>
    </style:style>
    <style:style style:name="P9" style:family="paragraph" style:parent-style-name="Standard">
      <style:paragraph-properties fo:margin-top="0cm" fo:margin-bottom="0cm" fo:line-height="150%"/>
    </style:style>
    <style:style style:name="P10" style:family="paragraph" style:parent-style-name="Standard">
      <style:paragraph-properties fo:margin-top="0cm" fo:margin-bottom="0cm" fo:line-height="150%" fo:text-align="center" style:justify-single-word="false"/>
    </style:style>
    <style:style style:name="P11" style:family="paragraph" style:parent-style-name="Standard">
      <style:paragraph-properties fo:line-height="100%">
        <style:tab-stops>
          <style:tab-stop style:position="7.5cm" style:type="center"/>
          <style:tab-stop style:position="15cm" style:type="right"/>
        </style:tab-stops>
      </style:paragraph-properties>
    </style:style>
    <style:style style:name="P12" style:family="paragraph" style:parent-style-name="Standard">
      <style:paragraph-properties fo:line-height="150%"/>
      <style:text-properties fo:color="#000000" style:font-name="Arial" fo:font-size="16pt" style:font-size-asian="16pt" style:font-size-complex="16pt"/>
    </style:style>
    <style:style style:name="P13"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4" style:family="paragraph" style:parent-style-name="Standard">
      <style:paragraph-properties fo:line-height="150%"/>
      <style:text-properties fo:color="#000000" style:font-name="Arial" fo:font-size="20pt" style:font-size-asian="20pt" style:font-size-complex="20pt"/>
    </style:style>
    <style:style style:name="P15" style:family="paragraph" style:parent-style-name="Standard">
      <style:paragraph-properties fo:line-height="150%"/>
      <style:text-properties fo:color="#000000" style:font-name="Arial"/>
    </style:style>
    <style:style style:name="P16"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17" style:family="paragraph" style:parent-style-name="Standard">
      <style:paragraph-properties fo:line-height="150%"/>
    </style:style>
    <style:style style:name="P18" style:family="paragraph" style:parent-style-name="Standard">
      <style:paragraph-properties fo:margin-left="0cm" fo:margin-right="0cm" fo:margin-top="0cm" fo:margin-bottom="0cm" fo:line-height="100%" fo:text-align="justify" style:justify-single-word="false" fo:text-indent="0.975cm" style:auto-text-indent="false"/>
    </style:style>
    <style:style style:name="P19" style:family="paragraph" style:parent-style-name="Standard">
      <style:paragraph-properties fo:margin-left="0cm" fo:margin-right="0cm" fo:margin-top="0cm" fo:margin-bottom="0cm" fo:line-height="100%" fo:text-indent="0.998cm" style:auto-text-indent="false"/>
    </style:style>
    <style:style style:name="P20" style:family="paragraph" style:parent-style-name="Contents_20_Heading">
      <style:paragraph-properties fo:line-height="150%"/>
      <style:text-properties fo:color="#000000" style:font-name="Arial" fo:font-size="28pt" style:font-size-asian="28pt" style:font-size-complex="28pt"/>
    </style:style>
    <style:style style:name="P21" style:family="paragraph" style:parent-style-name="Standard">
      <style:paragraph-properties fo:margin-left="0cm" fo:margin-right="0cm" fo:margin-top="0cm" fo:margin-bottom="0cm" fo:line-height="100%" fo:text-align="justify" style:justify-single-word="false" fo:text-indent="1.05cm" style:auto-text-indent="false"/>
    </style:style>
    <style:style style:name="P22" style:family="paragraph" style:parent-style-name="Standard">
      <style:paragraph-properties fo:margin-left="0cm" fo:margin-right="0cm" fo:margin-top="0cm" fo:margin-bottom="0cm" fo:line-height="100%" fo:text-align="justify" style:justify-single-word="false"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3" style:family="paragraph" style:parent-style-name="Standard">
      <style:paragraph-properties fo:margin-left="0cm" fo:margin-right="0cm" fo:margin-top="0cm" fo:margin-bottom="0cm" fo:line-height="100%" fo:text-align="justify" style:justify-single-word="false" fo:text-indent="1cm" style:auto-text-indent="false"/>
    </style:style>
    <style:style style:name="P24" style:family="paragraph" style:parent-style-name="Standard">
      <style:paragraph-properties fo:line-height="150%"/>
      <style:text-properties fo:color="#000000" style:font-name="Arial"/>
    </style:style>
    <style:style style:name="P25" style:family="paragraph" style:parent-style-name="Standard">
      <style:paragraph-properties fo:margin-left="0cm" fo:margin-right="0cm" fo:margin-top="0cm" fo:margin-bottom="0cm" fo:line-height="100%" fo:text-align="justify" style:justify-single-word="false" fo:text-indent="1cm" style:auto-text-indent="false" style:text-autospace="none"/>
      <style:text-properties fo:color="#000000" style:font-name="Arial" fo:font-size="12pt" style:font-name-asian="Times-Roman" style:font-size-asian="12pt" style:font-name-complex="Times-Roman" style:font-size-complex="12pt"/>
    </style:style>
    <style:style style:name="P26" style:family="paragraph" style:parent-style-name="Standard">
      <style:paragraph-properties fo:margin-left="0cm" fo:margin-right="0cm" fo:margin-top="0cm" fo:margin-bottom="0cm" fo:line-height="100%" fo:text-align="start" style:justify-single-word="false" fo:text-indent="0.998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7" style:family="paragraph" style:parent-style-name="Standard" style:list-style-name="L1">
      <style:paragraph-properties fo:margin-left="1.042cm" fo:margin-right="0cm" fo:margin-top="0cm" fo:margin-bottom="0cm" fo:line-height="100%" fo:text-align="start" style:justify-single-word="false" fo:text-indent="2.2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8" style:family="paragraph" style:parent-style-name="Heading_20_1">
      <style:paragraph-properties fo:margin-top="0cm" fo:margin-bottom="0cm" fo:line-height="100%"/>
    </style:style>
    <style:style style:name="P29" style:family="paragraph" style:parent-style-name="Heading_20_1">
      <style:paragraph-properties fo:margin-left="0cm" fo:margin-right="0cm" fo:margin-top="0cm" fo:margin-bottom="0cm" fo:line-height="100%" fo:text-indent="0.023cm" style:auto-text-indent="false">
        <style:tab-stops>
          <style:tab-stop style:position="1.065cm"/>
        </style:tab-stops>
      </style:paragraph-properties>
    </style:style>
    <style:style style:name="P30" style:family="paragraph" style:parent-style-name="Heading_20_1">
      <style:paragraph-properties fo:margin-left="0cm" fo:margin-right="0cm" fo:margin-top="0cm" fo:margin-bottom="0cm" fo:line-height="100%" fo:text-indent="0.975cm" style:auto-text-indent="false">
        <style:tab-stops>
          <style:tab-stop style:position="1.065cm"/>
        </style:tab-stops>
      </style:paragraph-properties>
    </style:style>
    <style:style style:name="P31" style:family="paragraph" style:parent-style-name="Heading_20_3">
      <style:paragraph-properties fo:margin-top="0cm" fo:margin-bottom="0cm" fo:line-height="100%"/>
    </style:style>
    <style:style style:name="P32" style:family="paragraph" style:parent-style-name="Heading_20_3">
      <style:paragraph-properties fo:margin-left="0cm" fo:margin-right="0cm" fo:margin-top="0cm" fo:margin-bottom="0cm" fo:line-height="100%" fo:text-indent="0.998cm" style:auto-text-indent="false"/>
    </style:style>
    <style:style style:name="P33" style:family="paragraph" style:parent-style-name="Contents_20_1">
      <style:paragraph-properties fo:line-height="150%">
        <style:tab-stops>
          <style:tab-stop style:position="17cm" style:type="right" style:leader-style="dotted" style:leader-text="."/>
        </style:tab-stops>
      </style:paragraph-properties>
    </style:style>
    <style:style style:name="P34" style:family="paragraph" style:parent-style-name="Contents_20_2">
      <style:paragraph-properties fo:line-height="150%">
        <style:tab-stops>
          <style:tab-stop style:position="16.648cm" style:type="right" style:leader-style="dotted" style:leader-text="."/>
        </style:tab-stops>
      </style:paragraph-properties>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fo:color="#000000" style:font-name="Arial"/>
    </style:style>
    <style:style style:name="T5" style:family="text">
      <style:text-properties fo:color="#000000" style:font-name="Arial" fo:font-weight="bold" style:font-weight-asian="bold" style:font-weight-complex="bold"/>
    </style:style>
    <style:style style:name="T6" style:family="text">
      <style:text-properties fo:color="#000000" style:font-name="Arial" fo:font-size="14pt" fo:font-weight="bold" style:font-size-asian="14pt" style:font-weight-asian="bold" style:font-size-complex="14pt" style:font-weight-complex="bold"/>
    </style:style>
    <style:style style:name="T7" style:family="text">
      <style:text-properties fo:color="#0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style:font-name-asian="Times-Roman" style:font-size-asian="12pt" style:font-name-complex="Times-Roman" style:font-size-complex="12pt"/>
    </style:style>
    <style:style style:name="T11" style:family="text">
      <style:text-properties fo:color="#000000" style:font-name="Arial"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T12" style:family="text">
      <style:text-properties fo:color="#000000" style:font-name="Arial"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2"><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3"/>
      <text:p text:style-name="P13"/>
      <text:p text:style-name="P13"/>
      <text:p text:style-name="P13"/>
      <text:p text:style-name="P13"/>
      <text:p text:style-name="P17"><text:span text:style-name="Fonte_20_parág._20_padrão"><text:span text:style-name="T6"/></text:span></text:p>
      <text:p text:style-name="P17"><text:span text:style-name="Fonte_20_parág._20_padrão"><text:span text:style-name="T6">SGB_</text:span></text:span><text:bookmark text:name="id.gjdgxs"/><text:span text:style-name="Fonte_20_parág._20_padrão"><text:span text:style-name="T6">TAP.odt</text:span></text:span></text:p>
      <text:p text:style-name="P17"><text:span text:style-name="Fonte_20_parág._20_padrão"><text:span text:style-name="T6">Versão 0.1</text:span></text:span></text:p>
      <text:p text:style-name="P14"/>
      <text:p text:style-name="P14"/>
      <text:p text:style-name="P14"/>
      <text:p text:style-name="P14"/>
      <text:p text:style-name="P14"/>
      <text:p text:style-name="P16"><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9"><text:span text:style-name="Fonte_20_parág._20_padrão"><text:span text:style-name="T7">Nome</text:span></text:span></text:p>
          </table:table-cell>
          <table:table-cell table:style-name="Tabela2.A1" office:value-type="string">
            <text:p text:style-name="P9"><text:span text:style-name="Fonte_20_parág._20_padrão"><text:span text:style-name="T7">Alterações</text:span></text:span></text:p>
          </table:table-cell>
          <table:table-cell table:style-name="Tabela2.A1" office:value-type="string">
            <text:p text:style-name="P9"><text:span text:style-name="Fonte_20_parág._20_padrão"><text:span text:style-name="T7">Data</text:span></text:span></text:p>
          </table:table-cell>
          <table:table-cell table:style-name="Tabela2.A1" office:value-type="string">
            <text:p text:style-name="P9"><text:span text:style-name="Fonte_20_parág._20_padrão"><text:span text:style-name="T7">Versão</text:span></text:span></text:p>
          </table:table-cell>
        </table:table-row>
        <table:table-row>
          <table:table-cell table:style-name="Tabela2.A2" office:value-type="string">
            <text:p text:style-name="P9"><text:span text:style-name="Fonte_20_parág._20_padrão"><text:span text:style-name="T8">Klevlon Moraes</text:span></text:span></text:p>
          </table:table-cell>
          <table:table-cell table:style-name="Tabela2.A2" office:value-type="string">
            <text:p text:style-name="P9"><text:span text:style-name="Fonte_20_parág._20_padrão"><text:span text:style-name="T8">Criação do Documento</text:span></text:span></text:p>
          </table:table-cell>
          <table:table-cell table:style-name="Tabela2.C2" office:value-type="date" office:date-value="2012-10-20">
            <text:p text:style-name="P10"><text:span text:style-name="Fonte_20_parág._20_padrão"><text:span text:style-name="T8">20/10/12</text:span></text:span></text:p>
          </table:table-cell>
          <table:table-cell table:style-name="Tabela2.A2" office:value-type="string">
            <text:p text:style-name="P10"><text:span text:style-name="Fonte_20_parág._20_padrão"><text:span text:style-name="T8">0.1</text:span></text:span></text:p>
          </table:table-cell>
        </table:table-row>
        <table:table-row>
          <table:table-cell table:style-name="Tabela2.A2" office:value-type="string">
            <text:p text:style-name="P7"/>
          </table:table-cell>
          <table:table-cell table:style-name="Tabela2.A2" office:value-type="string">
            <text:p text:style-name="P7"/>
          </table:table-cell>
          <table:table-cell table:style-name="Tabela2.A2" office:value-type="string">
            <text:p text:style-name="P8"/>
          </table:table-cell>
          <table:table-cell table:style-name="Tabela2.A2" office:value-type="string">
            <text:p text:style-name="P8"/>
          </table:table-cell>
        </table:table-row>
        <table:table-row>
          <table:table-cell table:style-name="Tabela2.A2" office:value-type="string">
            <text:p text:style-name="P7"/>
          </table:table-cell>
          <table:table-cell table:style-name="Tabela2.A2" office:value-type="string">
            <text:p text:style-name="P7"/>
          </table:table-cell>
          <table:table-cell table:style-name="Tabela2.A2" office:value-type="string">
            <text:p text:style-name="P8"/>
          </table:table-cell>
          <table:table-cell table:style-name="Tabela2.A2" office:value-type="string">
            <text:p text:style-name="P8"/>
          </table:table-cell>
        </table:table-row>
      </table:table>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0"><text:soft-page-break/>Sumário</text:p>
          </text:index-title>
          <text:p text:style-name="P33"><text:a xlink:type="simple" xlink:href="#__RefHeading__3196_103755458"><text:span text:style-name="T4">1 Nome do projeto <text:tab/>4</text:span></text:a></text:p>
          <text:p text:style-name="P34"><text:a xlink:type="simple" xlink:href="#__RefHeading__3200_103755458"><text:span text:style-name="T4">1.1 Objetivos do Projeto<text:tab/>4</text:span></text:a></text:p>
          <text:p text:style-name="P33"><text:a xlink:type="simple" xlink:href="#__RefHeading__3198_103755458"><text:span text:style-name="T4">2 Objetivo do Documento<text:tab/>4</text:span></text:a></text:p>
          <text:p text:style-name="P33"><text:a xlink:type="simple" xlink:href="#__RefHeading__3198_103755458"><text:span text:style-name="T4">3 Papéis<text:tab/>4</text:span></text:a></text:p>
          <text:p text:style-name="P33"><text:a xlink:type="simple" xlink:href="#__RefHeading__3198_103755458"><text:span text:style-name="T4">4 Restrições<text:tab/>5</text:span></text:a></text:p>
          <text:p text:style-name="P34"><text:a xlink:type="simple" xlink:href="#__RefHeading__3200_103755458"><text:span text:style-name="T4">4.1 Escopo<text:tab/>5</text:span></text:a></text:p>
          <text:p text:style-name="P34"><text:a xlink:type="simple" xlink:href="#__RefHeading__3200_103755458"><text:span text:style-name="T4">4.1 Processo<text:tab/>6</text:span></text:a></text:p>
          <text:p text:style-name="P34"><text:a xlink:type="simple" xlink:href="#__RefHeading__3200_103755458"><text:span text:style-name="T4">4.1 Papéis<text:tab/>6</text:span></text:a></text:p>
          <text:p text:style-name="P33"><text:a xlink:type="simple" xlink:href="#__RefHeading__3198_103755458"><text:span text:style-name="T4">5 Parte Interessada<text:tab/>7</text:span></text:a></text:p>
          <text:p text:style-name="P33"><text:a xlink:type="simple" xlink:href="#__RefHeading__3198_103755458"><text:span text:style-name="T4">6 Aprovação<text:tab/>7</text:span></text:a></text:p>
        </text:index-body>
      </text:table-of-content>
      <text:p text:style-name="P15"/>
      <text:p text:style-name="P15"/>
      <text:p text:style-name="P15"/>
      <text:p text:style-name="P14"/>
      <text:p text:style-name="P14"/>
      <text:p text:style-name="P14"/>
      <text:p text:style-name="P14"/>
      <text:p text:style-name="P14"/>
      <text:p text:style-name="P14"/>
      <text:p text:style-name="P14"/>
      <text:h text:style-name="P28" text:outline-level="1"><text:bookmark-start text:name="__RefHeading__3196_103755458"/><text:bookmark-start text:name="h.30j0zll"/><text:bookmark-start text:name="_Toc338917870"/><text:soft-page-break/><text:span text:style-name="Fonte_20_parág._20_padrão"><text:span text:style-name="T5">1 </text:span></text:span><text:bookmark-end text:name="h.30j0zll"/><text:bookmark-end text:name="_Toc338917870"/><text:span text:style-name="Fonte_20_parág._20_padrão"><text:span text:style-name="T5">Nome do Projeto</text:span></text:span><text:bookmark-end text:name="__RefHeading__3196_103755458"/></text:h>
      <text:h text:style-name="P28" text:outline-level="1"><text:span text:style-name="Fonte_20_parág._20_padrão"><text:span text:style-name="T5"/></text:span></text:h>
      <text:p text:style-name="P18"><text:span text:style-name="Fonte_20_parág._20_padrão"><text:span text:style-name="T8">Sistema de Gestão Bibliográfica – SGB</text:span></text:span></text:p>
      <text:h text:style-name="P31" text:outline-level="3"><text:span text:style-name="Fonte_20_parág._20_padrão"><text:span text:style-name="T5"/></text:span></text:h>
      <text:h text:style-name="P31" text:outline-level="3"><text:span text:style-name="Fonte_20_parág._20_padrão"><text:span text:style-name="T5">1.1 Objetivos do Projeto</text:span></text:span></text:h>
      <text:p text:style-name="P23"><text:span text:style-name="Fonte_20_parág._20_padrão"><text:span text:style-name="T8"/></text:span></text:p>
      <text:p text:style-name="P23"><text:span text:style-name="Fonte_20_parág._20_padrão"><text:span text:style-name="T10">O objetivo do Sistema de Gestão Bibliográfica (SGB) é auxiliar a Direção e o Corpo Docente do INF a gerenciar as referências bibliográficas adotadas nos cursos do INF. O sistema deve integrar informações bibliográficas contidas nos planos de ensino preenchidos pelos professores a partir do software SIPA, e nas informações de bibliografias existentes na Biblioteca Central (BC) da UFG a partir do software SOPHIA.</text:span></text:span></text:p>
      <text:p text:style-name="P23"><text:span text:style-name="Fonte_20_parág._20_padrão"><text:span text:style-name="T10"/></text:span></text:p>
      <text:h text:style-name="P28" text:outline-level="1"><text:span text:style-name="Fonte_20_parág._20_padrão"><text:span text:style-name="T5">2</text:span></text:span><text:bookmark-start text:name="h.3znysh7"/><text:bookmark-start text:name="_Toc338917872"/><text:bookmark-start text:name="h.1fob9te1"/><text:bookmark-start text:name="_Toc3389178711"/><text:span text:style-name="Fonte_20_parág._20_padrão"><text:span text:style-name="T5"> </text:span></text:span><text:bookmark-end text:name="h.3znysh7"/><text:bookmark-end text:name="_Toc338917872"/><text:bookmark-end text:name="h.1fob9te1"/><text:bookmark-end text:name="_Toc3389178711"/><text:span text:style-name="Fonte_20_parág._20_padrão"><text:span text:style-name="T5">Objetivo do documento</text:span></text:span></text:h>
      <text:h text:style-name="P28" text:outline-level="1"><text:span text:style-name="Fonte_20_parág._20_padrão"><text:span text:style-name="T5"/></text:span></text:h>
      <text:p text:style-name="P6"><text:bookmark-start text:name="h.1fob9te"/><text:bookmark-start text:name="_Toc338917871"/><text:span text:style-name="Fonte_20_parág._20_padrão"><text:span text:style-name="T8"><text:tab/>Este documento tem como objetivo autorizar formalmente o início do projeto</text:span></text:span><text:bookmark-end text:name="h.1fob9te"/><text:bookmark-end text:name="_Toc338917871"/><text:span text:style-name="Fonte_20_parág._20_padrão"><text:span text:style-name="T8">, documentar as responsabilidades que foram definidas durante a reunião de abertura do projeto, além de esclarecer restrições do projeto.</text:span></text:span></text:p>
      <text:p text:style-name="P6"><text:span text:style-name="Fonte_20_parág._20_padrão"><text:span text:style-name="T8"/></text:span></text:p>
      <text:h text:style-name="P28" text:outline-level="1"><text:span text:style-name="Fonte_20_parág._20_padrão"><text:span text:style-name="T5">3 Papéis</text:span></text:span></text:h>
      <text:h text:style-name="P28" text:outline-level="1"><text:span text:style-name="Fonte_20_parág._20_padrão"><text:span text:style-name="T5"/></text:span></text:h>
      <text:p text:style-name="P21"><text:span text:style-name="Fonte_20_parág._20_padrão"><text:span text:style-name="T10">Patrocinador/Gestor de Portfólio: Juliano Lopes de Oliveira.</text:span></text:span></text:p>
      <text:p text:style-name="P21"><text:span text:style-name="Fonte_20_parág._20_padrão"><text:span text:style-name="T10">Fornecedor de Requisitos/Dono do Produto: Cássio Rodrigues.</text:span></text:span></text:p>
      <text:p text:style-name="P21"><text:span text:style-name="Fonte_20_parág._20_padrão"><text:span text:style-name="T10">Avaliador Externo de Processos/ Garantia da Qualidade Externa: Adriana Souza.</text:span></text:span></text:p>
      <text:p text:style-name="P21"><text:span text:style-name="Fonte_20_parág._20_padrão"><text:span text:style-name="T10">Responsável pela infraestrutura de TI/ Gestor de Ambiente Técnico: Danillo Guimarães.</text:span></text:span></text:p>
      <text:p text:style-name="P21"><text:span text:style-name="Fonte_20_parág._20_padrão"><text:span text:style-name="T10"/></text:span></text:p>
      <text:p text:style-name="P21"><text:span text:style-name="Fonte_20_parág._20_padrão"><text:span text:style-name="T11">Natureza do Papel: Gestão</text:span></text:span></text:p>
      <text:p text:style-name="P21"><text:span text:style-name="Fonte_20_parág._20_padrão"><text:span text:style-name="T10">Gestor de Comunicação e RH: Jackeline Neves de Almeida</text:span></text:span></text:p>
      <text:p text:style-name="P21"><text:span text:style-name="Fonte_20_parág._20_padrão"><text:span text:style-name="T10">Gestor de Tempo e Risco: Diogo Gonçalves Teodoro / Marco Aurélio Camargo</text:span></text:span></text:p>
      <text:p text:style-name="P21"><text:span text:style-name="Fonte_20_parág._20_padrão"><text:span text:style-name="T10">Gestor de Escopo e Qualidade do Produto: </text:span></text:span><text:span text:style-name="Fonte_20_parág._20_padrão"><text:span text:style-name="T3">José Leonardo / Carlos Alberto</text:span></text:span></text:p>
      <text:p text:style-name="P21"><text:span text:style-name="Fonte_20_parág._20_padrão"><text:span text:style-name="T10">Gestor de Custo e Aquisição: Expedito Pereira dos Santos</text:span></text:span></text:p>
      <text:p text:style-name="P21"><text:span text:style-name="Fonte_20_parág._20_padrão"><text:span text:style-name="T10">Gestor de Integração: Klevlon Borges de Moraes</text:span></text:span></text:p>
      <text:p text:style-name="P21"><text:span text:style-name="Fonte_20_parág._20_padrão"><text:span text:style-name="T10"/></text:span></text:p>
      <text:p text:style-name="P21"><text:span text:style-name="Fonte_20_parág._20_padrão"><text:span text:style-name="T11">Natureza do Papel: Apoio</text:span></text:span></text:p>
      <text:p text:style-name="P21"><text:span text:style-name="Fonte_20_parág._20_padrão"><text:span text:style-name="T10">Gestor de Medição: Aquiles Camilo Soares</text:span></text:span></text:p>
      <text:p text:style-name="P21"><text:span text:style-name="Fonte_20_parág._20_padrão"><text:span text:style-name="T10">Gestor de Configuração: </text:span></text:span><text:span text:style-name="Fonte_20_parág._20_padrão"><text:span text:style-name="T3">Allan Vieria Ribeiro / Cássio Augusto Silva de Freitas</text:span></text:span></text:p>
      <text:p text:style-name="P21"><text:span text:style-name="Fonte_20_parág._20_padrão"><text:span text:style-name="T10">Gestor de Qualidade do Processo: Guilherme Augusto Sardinha / Thiago Borges</text:span></text:span></text:p>
      <text:p text:style-name="P21"><text:span text:style-name="Fonte_20_parág._20_padrão"><text:span text:style-name="T10">Gestor de Reutilização: Vinícius Gonçalves Braga / Eduardo Bruno Seguro</text:span></text:span></text:p>
      <text:p text:style-name="P21"><text:span text:style-name="Fonte_20_parág._20_padrão"><text:span text:style-name="T7"/></text:span></text:p>
      <text:h text:style-name="P28" text:outline-level="1"><text:span text:style-name="Fonte_20_parág._20_padrão"><text:span text:style-name="T12"/></text:span></text:h>
      <text:h text:style-name="P28" text:outline-level="1"><text:span text:style-name="Fonte_20_parág._20_padrão"><text:span text:style-name="T12"/></text:span></text:h>
      <text:h text:style-name="P28" text:outline-level="1"><text:span text:style-name="Fonte_20_parág._20_padrão"><text:span text:style-name="T12"/></text:span></text:h>
      <text:h text:style-name="P28" text:outline-level="1"><text:span text:style-name="Fonte_20_parág._20_padrão"><text:span text:style-name="T12"/></text:span></text:h>
      <text:h text:style-name="P28" text:outline-level="1"><text:soft-page-break/><text:span text:style-name="Fonte_20_parág._20_padrão"><text:span text:style-name="T12">4 Restrições</text:span></text:span></text:h>
      <text:h text:style-name="P28" text:outline-level="1"><text:span text:style-name="Fonte_20_parág._20_padrão"><text:span text:style-name="T12"/></text:span></text:h>
      <text:h text:style-name="P31" text:outline-level="3"><text:bookmark-start text:name="__RefHeading__3202_103755458"/><text:span text:style-name="Fonte_20_parág._20_padrão"><text:span text:style-name="T5">4.1 Escopo</text:span></text:span><text:bookmark-end text:name="__RefHeading__3202_103755458"/></text:h>
      <text:h text:style-name="P31" text:outline-level="3"><text:span text:style-name="Fonte_20_parág._20_padrão"><text:span text:style-name="T5"/></text:span></text:h>
      <text:p text:style-name="P23"><text:span text:style-name="Fonte_20_parág._20_padrão"><text:span text:style-name="T8"><text:tab/></text:span></text:span><text:span text:style-name="Fonte_20_parág._20_padrão"><text:span text:style-name="T10">O Instituto de Informática (INF) da UFG coordena diversos cursos de graduação e pós-graduação. Cada um desses cursos define uma bibliografia que serve de base para as atividades de ensino.</text:span></text:span></text:p>
      <text:p text:style-name="P22">O INF tem necessidade de gerenciar essas bibliografias, garantindo que elas atendam as necessidades de cada curso, e que sigam as normas do Ministério da Educação relacionadas, por exemplo, à quantidade de exemplares que deve estar disponível de cada referência bibliográfica adotada em uma disciplina de um curso.</text:p>
      <text:p text:style-name="P22">A ideia básica é que os livros que constam nos planos de ensino dos professores devem existir em quantidade específica na BC. Os livros que não constam em quantidade suficiente na BC são utilizados para constituir uma lista para aquisição por parte da UFG. Esta lista tem um formato específico a ser identificado no decorrer das disciplinas.</text:p>
      <text:p text:style-name="P22">Uma informação importante que consta na lista para aquisição é preço médio de cada livro. Assim, é esperado que o SGB faça a cotação via web para determinar o preço médio de cada livro. Além disso, o sistema deve sugerir a quantidade de exemplares que precisa ser adquirida para atender às normas do Ministério da Educação.</text:p>
      <text:p text:style-name="P22">Para isso, o software deve oferecer as seguintes funcionalidades:</text:p>
      <text:p text:style-name="P22">1)No sistema SIPA, cada professor que atua como coordenador de curso pode registrar e manter informações sobre bibliografias básicas e complementares das disciplinas de seu respectivo curso.</text:p>
      <text:p text:style-name="P22">2)No sistema SIPA, o professor da disciplina pode registrar e manter informações sobre bibliografias sugeridas das suas respectivas disciplinas.</text:p>
      <text:p text:style-name="P22">3)O SGB deve constituir uma lista de livros que precisam ser adquiridos pela UFG. Para isso, o sistema deve considerar as informações do plano de ensino que foram registrados a partir do SIPA.</text:p>
      <text:p text:style-name="P22">4)A lista de aquisição deve ter como parâmetros de entrada informações para filtrar os livros que precisam ser considerados. Por exemplo, com parâmetros semestre 2011.2 e 2012.1 e somente bibliografias básicas, o SGB deveria constituir uma lista somente com livros de planos de ensino dos semestres 2011.2 e 2012.1 e que são bibliografias básicas.</text:p>
      <text:p text:style-name="P22">5)Para cada livro da relação do item anterior, o sistema deve sugerir a quantidade de livros que precisa ser adquirida em função da quantidade exigida pelo MEC e quantidade existente na BC. Se o livro existir em quantidade suficiente, o livro deve permanecer na lista, porém, com quantidade zero de exemplares para aquisição.</text:p>
      <text:p text:style-name="P22">6)Para cada item da relação anterior, o sistema deve preencher o preço médio do exemplar a partir de pesquisa de preços realizada na web. O sistema deve manter registro das cotações realizadas ao longo do tempo.</text:p>
      <text:p text:style-name="P22">7)A pesquisa de preços de cada exemplar deve considerar livrarias do exterior para bibliografias em língua estrangeira.</text:p>
      <text:p text:style-name="P22">8)Para livros cotados em dólar, o sistema deve fazer a conversão para reais tendo como referência o valor do dólar no momento da cotação.</text:p>
      <text:p text:style-name="P22">9)O SGB deve considerar a configuração de valor de frete na relação de exemplares a serem adquiridos. Inicialmente, o frete é considerado como um percentual do preço do exemplar.</text:p>
      <text:p text:style-name="P22"><text:soft-page-break/>10)A planilha final do SGB precisa ser exportada para os formatos suportados pelo sistema da BC, o software SOPHIA, e pelo sistema de aquisição da UFG, o software SOLICITE.</text:p>
      <text:p text:style-name="P22">11)A partir da lista de exemplares que precisam ser adquiridos e do valor em reais disponível para aquisição de livros pela unidade acadêmica (no caso, o INF), o sistema deve sugerir uma lista com livros e quantidades de modo a maximizar o atendimento das necessidades de aquisição, sem ultrapassar o valor disponível para aquisição.</text:p>
      <text:p text:style-name="P25">12)O sistema deve manter registro das listas para aquisição que são construídas ao longo do tempo.</text:p>
      <text:p text:style-name="P3"><text:span text:style-name="Fonte_20_parág._20_padrão"><text:span text:style-name="T8"/></text:span></text:p>
      <text:h text:style-name="P31" text:outline-level="3"><text:span text:style-name="Fonte_20_parág._20_padrão"><text:span text:style-name="T5">4.2 Processo</text:span></text:span></text:h>
      <text:h text:style-name="P31" text:outline-level="3"><text:span text:style-name="Fonte_20_parág._20_padrão"><text:span text:style-name="T5"/></text:span></text:h>
      <text:p text:style-name="P19"><text:span text:style-name="Fonte_20_parág._20_padrão"><text:span text:style-name="T10">O ciclo de vida do projeto deve ser dividido em quatro fases sequenciais: concepção, planejamento, construção e encerramento.</text:span></text:span></text:p>
      <text:p text:style-name="P26">As fases de concepção, planejamento e encerramento devem ter uma semana de duração. </text:p>
      <text:p text:style-name="P26">A fase de construção deve ser iterativa, com iterações de duas semanas de duração. </text:p>
      <text:p text:style-name="P26">Deve haver um marco de projeto ao final de cada iteração. </text:p>
      <text:p text:style-name="P26">O processo executado deve ser aderente ao nível F do MPS.BR.</text:p>
      <text:p text:style-name="P26">O projeto deve ser executado no ambiente da Fábrica de Software do INF. </text:p>
      <text:p text:style-name="P26">Cada aluno deve produzir um relatório sucinto descrevendo sua participação no projeto em cada fase e em cada iteração, da seguinte forma: </text:p>
      <text:list xml:id="list5996696244664919250" text:style-name="L1">
        <text:list-item>
          <text:p text:style-name="P27">Limite de páginas: uma página por fase ou iteração. </text:p>
        </text:list-item>
        <text:list-item>
          <text:p text:style-name="P27">Formato: tamanho A4, fonte Times New Roman 11, espaçamento 1,5, margens 2,5 cm,coluna única. </text:p>
        </text:list-item>
        <text:list-item>
          <text:p text:style-name="P27">Conteúdo do relatório individual: Descrição das principais atividades realizadas,contemplando o esforço (número de horas) dedicado a estas atividades e respectivos produtos. O relatório deve informar a quantidade de horas por atividade e o total de horas dedicado pelo aluno na fase ou na iteração. Para cada atividade deve haver uma descrição sucinta dos principais produtos desenvolvidos, deixando claro se o produto foi desenvolvido individualmente pelo aluno ou se foi elaborado em colaboração com outros membros do projeto. O relatório deve definir claramente o artefato desenvolvido como, por exemplo, código-fonte da classe X, ata da reunião Y, ou relatório Z.</text:p>
        </text:list-item>
      </text:list>
      <text:p text:style-name="P3"><text:span text:style-name="Fonte_20_parág._20_padrão"><text:span text:style-name="T8"/></text:span></text:p>
      <text:h text:style-name="P31" text:outline-level="3"><text:span text:style-name="Fonte_20_parág._20_padrão"><text:span text:style-name="T5">4.3 Papéis</text:span></text:span></text:h>
      <text:h text:style-name="P31" text:outline-level="3"><text:span text:style-name="Fonte_20_parág._20_padrão"><text:span text:style-name="T5"/></text:span></text:h>
      <text:p text:style-name="P19"><text:span text:style-name="Fonte_20_parág._20_padrão"><text:span text:style-name="T8">A definição de responsabilidades que cada papel de natureza Gestão, possui na execução do projeto devem seguir as recomendações do PMBOK (Guia para o corpo de conhecimento em Gerência de Projetos, PMI - Project Management Institute - Quarta Edição, 2008). </text:span></text:span></text:p>
      <text:p text:style-name="P19"><text:span text:style-name="Fonte_20_parág._20_padrão"><text:span text:style-name="T8">A definição de responsabilidades que cada papel de natureza Apoio, possui na execução do projeto devem seguir as recomendações do MPS.BR (Guia Geral do Modelo de Referência para Melhoria de Processo do Software Brasileiro, Softex, 2011).</text:span></text:span></text:p>
      <text:p text:style-name="P19"><text:span text:style-name="Fonte_20_parág._20_padrão"><text:span text:style-name="T8">A definição de responsabilidades que cada papel de natureza Técnica, possui na execução do projeto devem seguir as recomendações do SWEBOK (Guia para o corpo de conhecimento em Engenharia de Software, ACM/IEEE, 2004). </text:span></text:span></text:p>
      <text:p text:style-name="P19"><text:soft-page-break/><text:span text:style-name="Fonte_20_parág._20_padrão"><text:span text:style-name="T8">A alocação inicial do aluno que irá exercer o papel de Gestor de Comunicação e RH na fase de Concepção do projeto será feita pelo Gestor de Portfólio durante a reunião de início (Kick-Off) do projeto. </text:span></text:span></text:p>
      <text:p text:style-name="P19"><text:span text:style-name="Fonte_20_parág._20_padrão"><text:span text:style-name="T8">A alocação dos demais alunos aos outros papéis que devem ser executados no projeto é responsabilidade do Gestor de Comunicação e RH. Esse papel tem autoridade para designar qualquer aluno para qualquer papel no projeto, exceto os papéis fixos previamente citados. </text:span></text:span></text:p>
      <text:p text:style-name="P19"><text:span text:style-name="Fonte_20_parág._20_padrão"><text:span text:style-name="T8">O Gestor de Portfólio tem autoridade para mudar as alocações feitas pelo Gestor de Comunicação e RH, incluindo a própria definição da alocação desse Gestor. </text:span></text:span></text:p>
      <text:p text:style-name="P19"><text:span text:style-name="Fonte_20_parág._20_padrão"><text:span text:style-name="T8">Todo aluno deve exercer as três naturezas de papel no projeto. Nenhum aluno pode exercer o mesmo papel em três iterações seguidas.</text:span></text:span></text:p>
      <text:p text:style-name="P19"><text:span text:style-name="Fonte_20_parág._20_padrão"><text:span text:style-name="T8"/></text:span></text:p>
      <text:h text:style-name="P28" text:outline-level="1"><text:span text:style-name="Fonte_20_parág._20_padrão"><text:span text:style-name="T12">5 Parte interessada</text:span></text:span></text:h>
      <text:h text:style-name="P28" text:outline-level="1"><text:span text:style-name="Fonte_20_parág._20_padrão"><text:span text:style-name="T12"/></text:span></text:h>
      <text:h text:style-name="P32" text:outline-level="3"><text:span text:style-name="Fonte_20_parág._20_padrão"><text:span text:style-name="T9">Institudo de Informática da Universidade Federal de Goiás, representado pelo professor Cássio Rodrigues, que terá o papel de “Dono do Produto” para este projeto.</text:span></text:span></text:h>
      <text:h text:style-name="P32" text:outline-level="3"><text:span text:style-name="Fonte_20_parág._20_padrão"><text:span text:style-name="T9"/></text:span></text:h>
      <text:h text:style-name="P29" text:outline-level="1"><text:span text:style-name="Fonte_20_parág._20_padrão"><text:span text:style-name="T12">6 Aprovação</text:span></text:span></text:h>
      <text:h text:style-name="P29" text:outline-level="1"><text:span text:style-name="Fonte_20_parág._20_padrão"><text:span text:style-name="T12"/></text:span></text:h>
      <text:h text:style-name="P30" text:outline-level="1"><text:span text:style-name="Fonte_20_parág._20_padrão"><text:span text:style-name="T9">Abaixo o espaço para as assinaturas do Gestor de Portfólio e Dono do Produto.</text:span></text:span></text:h>
      <text:h text:style-name="P30" text:outline-level="1"><text:span text:style-name="Fonte_20_parág._20_padrão"><text:span text:style-name="T9"/></text:span></text:h>
      <text:h text:style-name="P30" text:outline-level="1"><text:span text:style-name="Fonte_20_parág._20_padrão"><text:span text:style-name="T9"/></text:span></text:h>
      <text:h text:style-name="P30" text:outline-level="1"><text:span text:style-name="Fonte_20_parág._20_padrão"><text:span text:style-name="T9"/></text:span></text:h>
      <text:h text:style-name="P30" text:outline-level="1"><text:span text:style-name="Fonte_20_parág._20_padrão"><text:span text:style-name="T9"/></text:span></text:h>
      <text:h text:style-name="P30" text:outline-level="1"/>
      <text:h text:style-name="P30" text:outline-level="1"><text:span text:style-name="Fonte_20_parág._20_padrão"><text:span text:style-name="T9">_____________________ <text:s text:c="39"/>______________________</text:span></text:span></text:h>
      <text:h text:style-name="P30" text:outline-level="1"><text:span text:style-name="Fonte_20_parág._20_padrão"><text:span text:style-name="T9">Juliano Lopes de Oliveira <text:s text:c="47"/>Cássio Rodrigues</text:span></text:span></text:h>
      <text:h text:style-name="P30" text:outline-level="1"><text:span text:style-name="Fonte_20_parág._20_padrão"><text:span text:style-name="T9"><text:s text:c="3"/>Gestor de Portfólio <text:s text:c="55"/>Dono do Produto</text:span></text:span></text:h>
      <text:h text:style-name="P30" text:outline-level="1"><text:span text:style-name="Fonte_20_parág._20_padrão"><text:span text:style-name="T9"/></text:span></text:h>
      <text:h text:style-name="P30" text:outline-level="1"><text:span text:style-name="Fonte_20_parág._20_padrão"><text:span text:style-name="T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Helvetica" svg:font-family="Helvetica"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7"><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TAP.odt</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creation-date>2012-10-25T10:41:00Z</meta:creation-date>
    <dc:date>2012-10-26T15:48:57</dc:date>
    <meta:editing-cycles>9</meta:editing-cycles>
    <meta:editing-duration>PT3H21M5S</meta:editing-duration>
    <meta:document-statistic meta:table-count="2" meta:image-count="3" meta:object-count="0" meta:page-count="7" meta:paragraph-count="96" meta:word-count="1456" meta:character-count="9408"/>
    <meta:template xlink:type="simple" xlink:actuate="onRequest" xlink:title="" xlink:href="../SGB_TEMPL_TemplateDocumentos.odt/Normal.dotm"/>
  </office:meta>
</office:document-meta>
</file>